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c45c3" officeooo:paragraph-rsid="000c45c3"/>
    </style:style>
    <style:style style:name="P2" style:family="paragraph" style:parent-style-name="Standard">
      <style:paragraph-properties fo:line-height="200%" fo:text-align="center" style:justify-single-word="false" fo:text-indent="0.5in" style:auto-text-indent="true"/>
      <style:text-properties fo:font-weight="bold" officeooo:rsid="000c45c3" officeooo:paragraph-rsid="000c45c3" style:font-weight-asian="bold" style:font-weight-complex="bold"/>
    </style:style>
    <style:style style:name="P3" style:family="paragraph" style:parent-style-name="Standard">
      <style:paragraph-properties fo:line-height="200%" fo:text-align="start" style:justify-single-word="false" fo:text-indent="0.5in" style:auto-text-indent="true"/>
      <style:text-properties fo:font-weight="normal" officeooo:rsid="000e2987" officeooo:paragraph-rsid="000e2987" style:font-weight-asian="normal" style:font-weight-complex="normal"/>
    </style:style>
    <style:style style:name="P4" style:family="paragraph" style:parent-style-name="Standard">
      <style:paragraph-properties fo:line-height="200%" fo:text-align="start" style:justify-single-word="false" fo:text-indent="0.5in" style:auto-text-indent="true"/>
      <style:text-properties fo:font-weight="normal" officeooo:rsid="000e532b" officeooo:paragraph-rsid="000e532b" style:font-weight-asian="normal" style:font-weight-complex="normal"/>
    </style:style>
    <style:style style:name="T1" style:family="text">
      <style:text-properties officeooo:rsid="000e53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Timothy 5:21 &amp; 24-25</text:p>
      <text:p text:style-name="P2">21 I solemnly command you in the presence of God and Christ Jesus and the highest angels to obey these instructions without taking sides or showing favoritism to anyone.</text:p>
      <text:p text:style-name="P2">24 Remember, the sins of some people are obvious, leading them to certain judgment. But there are others whose sins will not be revealed until later. 25 In the same way, the good deeds of some people are obvious. And the good deeds done in secret will someday come to light.</text:p>
      <text:p text:style-name="P3">Being a leader is not for the faint of heart. You have to make very hard decisions that often will come with an outcome where you are always the villain. As a leader of a church it is oftentimes worse, because we are not just accountable to the church but to God almighty. I am not saying that it is a terrible place to be in, but our Pastors and Elders of our churches hold on responsibilities that are often not seen and the stresses of those responsibilities and decisions are never taken lightly.</text:p>
      <text:p text:style-name="P3">Paul in these three verses, is telling Timothy responsibilities and Godly lessons as Paul did throughout what are known as the pastoral epistles. We as leaders, Pastors, Elder’s and even regular church goers are to always judge everything by the Word of God. We are to always follow Christ’s example and the examples of the Saints who came before us before making any judgment. Some judgments are obvious, but in all things we are to consult Christ before coming to any conclusio<text:span text:style-name="T1">ns. </text:span></text:p>
      <text:p text:style-name="P4">The second part of this devotion focuses on sin and deeds. The old adage don’t judge a book by its cover comes to my mind. While some sins we see in ourselves and others are painfully obvious, we are told there are a lot that are done in secret and will not be revealed until a later date. The same is true of good works and deeds. You may look at someone and do not see good deeds being done, but that does not mean they are not being done. It all comes back to biblical judging and discernment. We are to not always think the worst in people at all times as humans tend to do. </text:p>
      <text:p text:style-name="P4">Remember this week to take the gifts that God gave to you serious. We are blessed to be chosen to be a part of the Holy Family, and we were all given gifts to glorify our Father above let us use these in <text:soft-page-break/>all things we do. As always keep studying your word and pray Jesus Christ so we do not give Satan a foothold in our lives. </text:p>
      <text:p text:style-name="P4">CMTT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2T19:20:27.947421553</meta:creation-date>
    <dc:title>Default</dc:title>
    <meta:editing-duration>PT6M41S</meta:editing-duration>
    <meta:editing-cycles>2</meta:editing-cycles>
    <meta:generator>LibreOffice/25.2.3.1$Linux_X86_64 LibreOffice_project/520$Build-1</meta:generator>
    <meta:initial-creator>Christopher Lorenzo</meta:initial-creator>
    <dc:date>2025-11-22T19:52:29.183271206</dc:date>
    <dc:creator>Christopher Lorenzo</dc:creator>
    <meta:document-statistic meta:table-count="0" meta:image-count="0" meta:object-count="0" meta:page-count="2" meta:paragraph-count="8" meta:word-count="447" meta:character-count="2359" meta:non-whitespace-character-count="1917"/>
    <meta:template xlink:type="simple" xlink:actuate="onRequest" xlink:title="Default" xlink:href="../../../../Templates/Default.ott" meta:date="2025-11-22T19:20:27.613688496"/>
  </office:meta>
</office:document-meta>
</file>